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0pt" style:font-size-asian="10pt" style:font-size-complex="1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" style:family="paragraph" style:parent-style-name="Standard" style:list-style-name="L1">
      <style:text-properties style:font-name="Liberation Serif" fo:font-size="10pt" officeooo:rsid="002293d1" officeooo:paragraph-rsid="002293d1" style:font-size-asian="10pt" style:font-size-complex="10pt"/>
    </style:style>
    <style:style style:name="P4" style:family="paragraph" style:parent-style-name="Standard" style:list-style-name="L1">
      <style:text-properties style:font-name="Liberation Serif" fo:font-size="10pt" officeooo:rsid="0023ef90" officeooo:paragraph-rsid="0023ef90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style:font-name="MathJax Caligraphic"/>
    </style:style>
    <style:style style:name="T4" style:family="text">
      <style:text-properties officeooo:rsid="0023ef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3254938075368863" text:style-name="L1">
        <text:list-item>
          <text:p text:style-name="P1">The expectation maximization algorithm enables parameter estimation in probabilistic models with incomplete data.</text:p>
        </text:list-item>
        <text:list-item>
          <text:p text:style-name="P2">the maximum <text:s/>likelihood method assesses the quality of a <text:s/>statistical model based on the probability it assigns to the observed data</text:p>
        </text:list-item>
        <text:list-item>
          <text:p text:style-name="P1">A gaussian mixture model is defined by a sum of gaussians </text:p>
        </text:list-item>
      </text:list>
      <text:p text:style-name="P5"><text:bookmark text:name="MathJax-Element-1-Frame"/><text:bookmark text:name="MathJax-Span-1"/><text:bookmark text:name="MathJax-Span-2"/><text:bookmark text:name="MathJax-Span-3"/><text:span text:style-name="T1">P</text:span><text:bookmark text:name="MathJax-Span-4"/><text:span text:style-name="T2">(</text:span><text:bookmark text:name="MathJax-Span-5"/><text:span text:style-name="T1">x</text:span><text:bookmark text:name="MathJax-Span-6"/><text:span text:style-name="T2">)</text:span><text:bookmark text:name="MathJax-Span-7"/><text:span text:style-name="T2">=</text:span><text:bookmark text:name="MathJax-Span-8"/><text:bookmark text:name="MathJax-Span-9"/>∑<text:bookmark text:name="MathJax-Span-11"/><text:bookmark text:name="MathJax-Span-12"/><text:span text:style-name="T1">w</text:span><text:bookmark text:name="MathJax-Span-13"/><text:span text:style-name="T1">i</text:span><text:bookmark text:name="MathJax-Span-14"/><text:bookmark text:name="MathJax-Span-15"/><text:bookmark text:name="MathJax-Span-16"/><text:bookmark text:name="MathJax-Span-17"/><text:span text:style-name="T3">G</text:span><text:bookmark text:name="MathJax-Span-18"/><text:span text:style-name="T2">(</text:span><text:bookmark text:name="MathJax-Span-19"/><text:bookmark text:name="MathJax-Span-20"/><text:span text:style-name="T1">μ</text:span><text:bookmark text:name="MathJax-Span-21"/><text:span text:style-name="T1">i</text:span><text:bookmark text:name="MathJax-Span-22"/><text:span text:style-name="T2">,</text:span><text:bookmark text:name="MathJax-Span-23"/><text:bookmark text:name="MathJax-Span-24"/><text:span text:style-name="T2">Σ</text:span><text:bookmark text:name="MathJax-Span-25"/><text:span text:style-name="T1">i</text:span><text:bookmark text:name="MathJax-Span-26"/><text:span text:style-name="T2">)</text:span></text:p>
      <text:list xml:id="list154218212665066" text:continue-numbering="true" text:style-name="L1">
        <text:list-item>
          <text:p text:style-name="P3">Unknown mean, covariance are calculated by EM</text:p>
        </text:list-item>
        <text:list-item>
          <text:p text:style-name="P3">E –---&gt; <text:span text:style-name="T4">assign each data point to a distribution from which it most likely originated</text:span></text:p>
        </text:list-item>
        <text:list-item>
          <text:p text:style-name="P4">M -----&gt; estimate new parameters for the distribution with an objective of maximising likelihood (P(data | parameters)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 Caligraphic" svg:font-family="'MathJax Caligraphic'"/>
    <style:font-face style:name="MathJax Main" svg:font-family="'MathJax Main'"/>
    <style:font-face style:name="MathJax Math" svg:font-family="'MathJax Math'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58:46.450638248</meta:creation-date>
    <meta:generator>LibreOffice/4.2.8.2$Linux_X86_64 LibreOffice_project/420m0$Build-2</meta:generator>
    <dc:date>2017-11-28T15:42:16.219992118</dc:date>
    <meta:editing-duration>PT4H42M27S</meta:editing-duration>
    <meta:editing-cycles>3</meta:editing-cycles>
    <meta:document-statistic meta:table-count="0" meta:image-count="0" meta:object-count="0" meta:page-count="1" meta:paragraph-count="7" meta:word-count="93" meta:character-count="581" meta:non-whitespace-character-count="500"/>
  </office:meta>
</office:document-meta>
</file>